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3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fe733"/>
    </style:style>
    <style:style style:name="P5" style:family="paragraph" style:parent-style-name="Standard">
      <style:paragraph-properties fo:text-align="justify" style:justify-single-word="false"/>
      <style:text-properties officeooo:paragraph-rsid="0013d900"/>
    </style:style>
    <style:style style:name="P6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11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13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14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15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16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17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20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21" style:family="paragraph" style:parent-style-name="Standard" style:list-style-name="L1">
      <style:text-properties officeooo:paragraph-rsid="000fe733"/>
    </style:style>
    <style:style style:name="P22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26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27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28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29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0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1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2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33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34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35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36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7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8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39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0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41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4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43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44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45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48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49" style:family="paragraph" style:parent-style-name="Standard" style:list-style-name="L16"/>
    <style:style style:name="P50" style:family="paragraph" style:parent-style-name="Standard" style:list-style-name="L16">
      <style:text-properties officeooo:paragraph-rsid="00277aad"/>
    </style:style>
    <style:style style:name="P51" style:family="paragraph" style:parent-style-name="Standard" style:list-style-name="L16">
      <style:text-properties officeooo:paragraph-rsid="0028f498"/>
    </style:style>
    <style:style style:name="P52" style:family="paragraph" style:parent-style-name="Standard" style:list-style-name="L16">
      <style:text-properties officeooo:paragraph-rsid="002d9406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54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55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56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57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58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59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60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61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officeooo:rsid="0039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Basics of Python Programming:</text:p>
      <text:list xml:id="list2696152453" text:style-name="L1">
        <text:list-item>
          <text:p text:style-name="P21"><text:span text:style-name="T3">format(</text:span><text:span text:style-name="T4">v</text:span><text:span text:style-name="T3">alue,format_specifier)</text:span></text:p>
        </text:list-item>
      </text:list>
      <text:p text:style-name="P1"><text:tab/> <text:s/><text:span text:style-name="T1">format_specifier:</text:span></text:p>
      <text:list xml:id="list3058762141" text:style-name="L2">
        <text:list-item>
          <text:p text:style-name="P22">‘&lt;’ :Left Justify</text:p>
        </text:list-item>
        <text:list-item>
          <text:p text:style-name="P22">‘&gt;’ :Right Justify.</text:p>
        </text:list-item>
        <text:list-item>
          <text:p text:style-name="P22">‘^’ :central align.</text:p>
        </text:list-item>
      </text:list>
      <text:list xml:id="list3058396147" text:style-name="L3">
        <text:list-item>
          <text:p text:style-name="P23">Reserved words:</text:p>
        </text:list-item>
      </text:list>
      <text:p text:style-name="P4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3251065571" text:style-name="L4">
        <text:list-item>
          <text:p text:style-name="P24">List of keywords</text:p>
        </text:list-item>
      </text:list>
      <text:p text:style-name="P2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and</text:p>
          </table:table-cell>
          <table:table-cell table:style-name="Table1.A1" office:value-type="string">
            <text:p text:style-name="P9">assert</text:p>
          </table:table-cell>
          <table:table-cell table:style-name="Table1.A1" office:value-type="string">
            <text:p text:style-name="P9">break</text:p>
          </table:table-cell>
          <table:table-cell table:style-name="Table1.A1" office:value-type="string">
            <text:p text:style-name="P9">class</text:p>
          </table:table-cell>
          <table:table-cell table:style-name="Table1.A1" office:value-type="string">
            <text:p text:style-name="P9">continue </text:p>
          </table:table-cell>
          <table:table-cell table:style-name="Table1.F1" office:value-type="string">
            <text:p text:style-name="P9">def</text:p>
          </table:table-cell>
        </table:table-row>
        <table:table-row>
          <table:table-cell table:style-name="Table1.A2" office:value-type="string">
            <text:p text:style-name="P9">else</text:p>
          </table:table-cell>
          <table:table-cell table:style-name="Table1.A2" office:value-type="string">
            <text:p text:style-name="P9">elif</text:p>
          </table:table-cell>
          <table:table-cell table:style-name="Table1.A2" office:value-type="string">
            <text:p text:style-name="P9">del</text:p>
          </table:table-cell>
          <table:table-cell table:style-name="Table1.A2" office:value-type="string">
            <text:p text:style-name="P9">except</text:p>
          </table:table-cell>
          <table:table-cell table:style-name="Table1.A2" office:value-type="string">
            <text:p text:style-name="P9">exce</text:p>
          </table:table-cell>
          <table:table-cell table:style-name="Table1.F2" office:value-type="string">
            <text:p text:style-name="P9">finally</text:p>
          </table:table-cell>
        </table:table-row>
        <table:table-row>
          <table:table-cell table:style-name="Table1.A2" office:value-type="string">
            <text:p text:style-name="P9">for </text:p>
          </table:table-cell>
          <table:table-cell table:style-name="Table1.A2" office:value-type="string">
            <text:p text:style-name="P9">from</text:p>
          </table:table-cell>
          <table:table-cell table:style-name="Table1.A2" office:value-type="string">
            <text:p text:style-name="P9">global</text:p>
          </table:table-cell>
          <table:table-cell table:style-name="Table1.A2" office:value-type="string">
            <text:p text:style-name="P9">if</text:p>
          </table:table-cell>
          <table:table-cell table:style-name="Table1.A2" office:value-type="string">
            <text:p text:style-name="P9">import</text:p>
          </table:table-cell>
          <table:table-cell table:style-name="Table1.F2" office:value-type="string">
            <text:p text:style-name="P9">in </text:p>
          </table:table-cell>
        </table:table-row>
        <table:table-row>
          <table:table-cell table:style-name="Table1.A2" office:value-type="string">
            <text:p text:style-name="P9">is</text:p>
          </table:table-cell>
          <table:table-cell table:style-name="Table1.A2" office:value-type="string">
            <text:p text:style-name="P9">lambda</text:p>
          </table:table-cell>
          <table:table-cell table:style-name="Table1.A2" office:value-type="string">
            <text:p text:style-name="P9">not</text:p>
          </table:table-cell>
          <table:table-cell table:style-name="Table1.A2" office:value-type="string">
            <text:p text:style-name="P9">or</text:p>
          </table:table-cell>
          <table:table-cell table:style-name="Table1.A2" office:value-type="string">
            <text:p text:style-name="P9">pass </text:p>
          </table:table-cell>
          <table:table-cell table:style-name="Table1.F2" office:value-type="string">
            <text:p text:style-name="P9">print</text:p>
          </table:table-cell>
        </table:table-row>
        <table:table-row>
          <table:table-cell table:style-name="Table1.A2" office:value-type="string">
            <text:p text:style-name="P9">raise</text:p>
          </table:table-cell>
          <table:table-cell table:style-name="Table1.A2" office:value-type="string">
            <text:p text:style-name="P9">return </text:p>
          </table:table-cell>
          <table:table-cell table:style-name="Table1.A2" office:value-type="string">
            <text:p text:style-name="P9">try</text:p>
          </table:table-cell>
          <table:table-cell table:style-name="Table1.A2" office:value-type="string">
            <text:p text:style-name="P9">while</text:p>
          </table:table-cell>
          <table:table-cell table:style-name="Table1.A2" office:value-type="string">
            <text:p text:style-name="P9">with</text:p>
          </table:table-cell>
          <table:table-cell table:style-name="Table1.F2" office:value-type="string">
            <text:p text:style-name="P9">yield</text:p>
          </table:table-cell>
        </table:table-row>
      </table:table>
      <text:p text:style-name="P2"/>
      <text:list xml:id="list2068238660" text:style-name="L5">
        <text:list-item>
          <text:p text:style-name="P25">All the statments inside block should be at same indentation level</text:p>
        </text:list-item>
        <text:list-item>
          <text:p text:style-name="P25">Operators and Expression:</text:p>
          <text:list>
            <text:list-item>
              <text:p text:style-name="P25">Arithmetic Oprators</text:p>
            </text:list-item>
            <text:list-item>
              <text:p text:style-name="P25">Relational Operators</text:p>
            </text:list-item>
            <text:list-item>
              <text:p text:style-name="P25">Assignment Operators.</text:p>
            </text:list-item>
            <text:list-item>
              <text:p text:style-name="P25">Logical Operators.</text:p>
            </text:list-item>
            <text:list-item>
              <text:p text:style-name="P25">Unary Operators.</text:p>
            </text:list-item>
            <text:list-item>
              <text:p text:style-name="P25">Bitwise Operators.</text:p>
            </text:list-item>
            <text:list-item>
              <text:p text:style-name="P26">Membership Operators.</text:p>
            </text:list-item>
            <text:list-item>
              <text:p text:style-name="P26"><text:soft-page-break/>Identity Operators.</text:p>
            </text:list-item>
          </text:list>
        </text:list-item>
        <text:list-item>
          <text:p text:style-name="P27">Bitwise operator can not be applied to float and double variables.</text:p>
        </text:list-item>
        <text:list-item>
          <text:p text:style-name="P27">Membership Operator:</text:p>
          <text:list>
            <text:list-item>
              <text:p text:style-name="P27">in</text:p>
            </text:list-item>
            <text:list-item>
              <text:p text:style-name="P27">not in</text:p>
            </text:list-item>
          </text:list>
        </text:list-item>
        <text:list-item>
          <text:p text:style-name="P27">Identity operator:</text:p>
          <text:list>
            <text:list-item>
              <text:p text:style-name="P27">is</text:p>
            </text:list-item>
            <text:list-item>
              <text:p text:style-name="P27">is not</text:p>
            </text:list-item>
          </text:list>
        </text:list-item>
        <text:list-item>
          <text:p text:style-name="P28">Expression is legal combination of symbols(like variables,constants and operators) that represent a value</text:p>
        </text:list-item>
        <text:list-item>
          <text:p text:style-name="P28">Python support different type of expression</text:p>
          <text:list>
            <text:list-item>
              <text:p text:style-name="P28">Based on position of operator:</text:p>
            </text:list-item>
          </text:list>
        </text:list-item>
      </text:list>
      <text:list xml:id="list1786884876" text:style-name="L6">
        <text:list-item>
          <text:list>
            <text:list-item>
              <text:p text:style-name="P29">Infix Expression : </text:p>
              <text:list>
                <text:list-header>
                  <text:p text:style-name="P29">operator placed in between operands</text:p>
                </text:list-header>
              </text:list>
            </text:list-item>
            <text:list-item>
              <text:p text:style-name="P29">Postfix Expression:</text:p>
              <text:list>
                <text:list-header>
                  <text:p text:style-name="P29">operator placed before operands</text:p>
                </text:list-header>
              </text:list>
            </text:list-item>
            <text:list-item>
              <text:p text:style-name="P29">Prefix Expression</text:p>
              <text:list>
                <text:list-header>
                  <text:p text:style-name="P29">operator placed after operand</text:p>
                </text:list-header>
              </text:list>
            </text:list-item>
          </text:list>
        </text:list-item>
      </text:list>
      <text:list xml:id="list112934190838460" text:continue-list="list2068238660" text:style-name="L5">
        <text:list-item>
          <text:list>
            <text:list-item>
              <text:p text:style-name="P28">Based on the data type of the result after evaluating the expression</text:p>
            </text:list-item>
          </text:list>
        </text:list-item>
      </text:list>
      <text:list xml:id="list3798013190" text:style-name="L7">
        <text:list-item>
          <text:list>
            <text:list-item>
              <text:p text:style-name="P30">Constant Expression</text:p>
            </text:list-item>
            <text:list-item>
              <text:p text:style-name="P30">FloatingPoint Expression</text:p>
            </text:list-item>
            <text:list-item>
              <text:p text:style-name="P30">Relational Expression</text:p>
            </text:list-item>
            <text:list-item>
              <text:p text:style-name="P30">Logical Expression</text:p>
            </text:list-item>
            <text:list-item>
              <text:p text:style-name="P30">Bitwise Expression</text:p>
            </text:list-item>
            <text:list-item>
              <text:p text:style-name="P30">Assignment Expression</text:p>
            </text:list-item>
          </text:list>
        </text:list-item>
      </text:list>
      <text:list xml:id="list2710729566" text:style-name="L8">
        <text:list-item>
          <text:p text:style-name="P31">String Operations</text:p>
          <text:list>
            <text:list-item>
              <text:p text:style-name="P31">Concatenation</text:p>
            </text:list-item>
            <text:list-item>
              <text:p text:style-name="P31">Repetition</text:p>
              <text:list>
                <text:list-item>
                  <text:p text:style-name="P31"><text:soft-page-break/>Multiply a string with a number , the order of string and integer doesn’t matter ,but string usually comes first.</text:p>
                  <text:list>
                    <text:list-item>
                      <text:p text:style-name="P31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32">Slicing</text:p>
              <text:list>
                <text:list-item>
                  <text:p text:style-name="P32">extract substring using slice operator [] or [:]</text:p>
                </text:list-item>
              </text:list>
            </text:list-item>
          </text:list>
        </text:list-item>
      </text:list>
      <text:p text:style-name="P6"/>
      <text:p text:style-name="P6"/>
      <text:list xml:id="list112933825730759" text:continue-numbering="true" text:style-name="L8">
        <text:list-item>
          <text:p text:style-name="P32">Other Data Types:</text:p>
          <text:list>
            <text:list-item>
              <text:p text:style-name="P32">List:</text:p>
            </text:list-item>
          </text:list>
        </text:list-item>
      </text:list>
      <text:list xml:id="list2983369477" text:style-name="L9">
        <text:list-item>
          <text:p text:style-name="P33">list is similar to an array where in array contains same data type values but in list can have values of different type</text:p>
        </text:list-item>
        <text:list-item>
          <text:p text:style-name="P33"><text:span text:style-name="T2">V</text:span>alues are separated by commas enclosed in <text:span text:style-name="T2">( </text:span>[ ] <text:span text:style-name="T2">)</text:span></text:p>
        </text:list-item>
      </text:list>
      <text:list xml:id="list112934386367994" text:continue-list="list112933825730759" text:style-name="L8">
        <text:list-item>
          <text:list>
            <text:list-item>
              <text:p text:style-name="P32">Dictonary:</text:p>
            </text:list-item>
          </text:list>
        </text:list-item>
      </text:list>
      <text:list xml:id="list3138979415" text:style-name="L10">
        <text:list-item>
          <text:list>
            <text:list-item>
              <text:p text:style-name="P34">k<text:span text:style-name="T2">e</text:span>y-value pairs.</text:p>
            </text:list-item>
            <text:list-item>
              <text:p text:style-name="P36">The key-value pair can be enclosed in ( { } )</text:p>
            </text:list-item>
          </text:list>
        </text:list-item>
      </text:list>
      <text:list xml:id="list112934265955675" text:continue-list="list112934386367994" text:style-name="L8">
        <text:list-item>
          <text:list>
            <text:list-item>
              <text:p text:style-name="P32">Tuple:</text:p>
            </text:list-item>
          </text:list>
        </text:list-item>
      </text:list>
      <text:list xml:id="list2749034341" text:style-name="L11">
        <text:list-item>
          <text:p text:style-name="P35">Tuple is read only data-type.</text:p>
        </text:list-item>
        <text:list-item>
          <text:p text:style-name="P35">values are separated by commas and enclosed with in paranthesis <text:span text:style-name="T2">( </text:span>( ) <text:span text:style-name="T2">).</text:span></text:p>
        </text:list-item>
      </text:list>
      <text:list xml:id="list2759033260" text:style-name="L12">
        <text:list-item>
          <text:p text:style-name="P37">Converting value from one type to another type.</text:p>
        </text:list-item>
        <text:list-item>
          <text:p text:style-name="P37">Type Casting:</text:p>
        </text:list-item>
      </text:list>
      <text:p text:style-name="P7"><text:tab/><text:tab/>Explicit conversion from one type to another.</text:p>
      <text:list xml:id="list2607059969" text:style-name="L13">
        <text:list-item>
          <text:p text:style-name="P38">Type Coe<text:span text:style-name="T12">r</text:span>cion:</text:p>
          <text:list>
            <text:list-item>
              <text:list>
                <text:list-header>
                  <text:p text:style-name="P38">Implicit converion from one type to another.</text:p>
                </text:list-header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8"><text:soft-page-break/>Decision Control Statments:</text:p>
      <text:list xml:id="list24395106" text:style-name="L14">
        <text:list-item>
          <text:p text:style-name="P40">The three fundamental methods of control flow in any programming language are</text:p>
          <text:list>
            <text:list-item>
              <text:p text:style-name="P40">Sequential</text:p>
            </text:list-item>
            <text:list-item>
              <text:p text:style-name="P40">Selection</text:p>
            </text:list-item>
            <text:list-item>
              <text:p text:style-name="P40">Iterative</text:p>
            </text:list-item>
          </text:list>
        </text:list-item>
        <text:list-item>
          <text:p text:style-name="P40">Selection/Conditional Branching Statments:</text:p>
          <text:list>
            <text:list-item>
              <text:p text:style-name="P40">if statment</text:p>
            </text:list-item>
            <text:list-item>
              <text:p text:style-name="P40">if-else statment</text:p>
            </text:list-item>
            <text:list-item>
              <text:p text:style-name="P40">Nested if statment</text:p>
            </text:list-item>
            <text:list-item>
              <text:p text:style-name="P41">if – elif – else statment</text:p>
            </text:list-item>
          </text:list>
        </text:list-item>
        <text:list-item>
          <text:p text:style-name="P47"><text:span text:style-name="T14">I</text:span><text:span text:style-name="T13">terative / Basic Looping Statments:</text:span></text:p>
          <text:list>
            <text:list-item>
              <text:p text:style-name="P42">while loop</text:p>
            </text:list-item>
            <text:list-item>
              <text:p text:style-name="P42">for loop</text:p>
            </text:list-item>
          </text:list>
        </text:list-item>
        <text:list-item>
          <text:p text:style-name="P42">loops can be of different types</text:p>
          <text:list>
            <text:list-item>
              <text:p text:style-name="P42">entry-controlled(pre-test)</text:p>
            </text:list-item>
            <text:list-item>
              <text:p text:style-name="P42">exit-controlled(post-test)</text:p>
            </text:list-item>
            <text:list-item>
              <text:p text:style-name="P42">counter-controlled:</text:p>
              <text:list>
                <text:list-header>
                  <text:p text:style-name="P43">Number of times the loop has to be executed is known in advance</text:p>
                </text:list-header>
              </text:list>
            </text:list-item>
            <text:list-item>
              <text:p text:style-name="P42">condition-controlled(sentinel-controlled)</text:p>
              <text:list>
                <text:list-header>
                  <text:p text:style-name="P43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44">break</text:p>
          <text:list>
            <text:list-item>
              <text:p text:style-name="P44">The break statment is used to terminate the execution of the nearest enclosing loop which it appears.</text:p>
            </text:list-item>
            <text:list-item>
              <text:p text:style-name="P44">Using break or continue out side loop causes an error.</text:p>
            </text:list-item>
          </text:list>
        </text:list-item>
        <text:list-item>
          <text:p text:style-name="P44">continue</text:p>
          <text:list>
            <text:list-item>
              <text:p text:style-name="P44"><text:soft-page-break/>The continue statment stops the current iteration and continue with next one.</text:p>
            </text:list-item>
          </text:list>
        </text:list-item>
      </text:list>
      <text:p text:style-name="P46"/>
      <text:p text:style-name="P46"/>
      <text:list xml:id="list112933304335535" text:continue-numbering="true" text:style-name="L14">
        <text:list-item>
          <text:p text:style-name="P44">pass</text:p>
          <text:list>
            <text:list-item>
              <text:p text:style-name="P45">pass statment is used when statment is requried syntactically but no command has to be execute<text:span text:style-name="T15">d</text:span></text:p>
              <text:p text:style-name="P45"><text:s/></text:p>
            </text:list-item>
          </text:list>
        </text:list-item>
      </text:list>
      <text:list xml:id="list1385252761" text:style-name="L15">
        <text:list-item>
          <text:p text:style-name="P48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13"><text:span text:style-name="Source_20_Text"><text:span text:style-name="T18">python -m calendar [YEAR] [MONTH]: Command to display motnth in cmd or temonal</text:span></text:span></text:p>
        </text:list-item>
      </text:list>
      <text:p text:style-name="P10"><text:span text:style-name="Source_20_Text"><text:span text:style-name="T18"/></text:span></text:p>
      <text:p text:style-name="P10"><text:span text:style-name="Source_20_Text"><text:span text:style-name="T19">Funtions and Modules:</text:span></text:span></text:p>
      <text:list xml:id="list3102561052" text:style-name="L16">
        <text:list-item>
          <text:p text:style-name="P49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49"><text:span text:style-name="Source_20_Text"><text:span text:style-name="T6">Function header and function body</text:span></text:span></text:p>
        </text:list-item>
        <text:list-item>
          <text:p text:style-name="P49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49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49"><text:span text:style-name="Source_20_Text"><text:span text:style-name="T6">Variable scope and lifetime:</text:span></text:span></text:p>
          <text:list>
            <text:list-item>
              <text:p text:style-name="P49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49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14"><text:span text:style-name="Source_20_Text"><text:span text:style-name="T21">Global and local variables</text:span></text:span></text:p>
          <text:list>
            <text:list-item>
              <text:p text:style-name="P14"><text:span text:style-name="Source_20_Text"><text:span text:style-name="T21">Global variables can be accessed throughout the program.</text:span></text:span></text:p>
            </text:list-item>
            <text:list-item>
              <text:p text:style-name="P14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15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15"><text:span text:style-name="Source_20_Text"><text:span text:style-name="T22">More on Defining Functions:</text:span></text:span></text:p>
          <text:list>
            <text:list-item>
              <text:p text:style-name="P15"><text:span text:style-name="Source_20_Text"><text:span text:style-name="T22">Requried Arguments</text:span></text:span></text:p>
            </text:list-item>
            <text:list-item>
              <text:p text:style-name="P15"><text:span text:style-name="Source_20_Text"><text:span text:style-name="T22">Keyword Arguments</text:span></text:span></text:p>
            </text:list-item>
            <text:list-item>
              <text:p text:style-name="P15"><text:span text:style-name="Source_20_Text"><text:span text:style-name="T22">Default Arguments</text:span></text:span></text:p>
            </text:list-item>
            <text:list-item>
              <text:p text:style-name="P15"><text:span text:style-name="Source_20_Text"><text:span text:style-name="T22">Variable-length Arguments</text:span></text:span></text:p>
            </text:list-item>
          </text:list>
        </text:list-item>
        <text:list-item>
          <text:p text:style-name="P16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17"><text:span text:style-name="Source_20_Text"><text:span text:style-name="T23"/></text:span></text:p>
      <text:list xml:id="list112934429119727" text:continue-numbering="true" text:style-name="L16">
        <text:list-item>
          <text:p text:style-name="P49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50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50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50"><text:span text:style-name="Source_20_Text"><text:span text:style-name="T9">Lambda function has no name.</text:span></text:span></text:p>
                </text:list-item>
                <text:list-item>
                  <text:p text:style-name="P50"><text:span text:style-name="Source_20_Text"><text:span text:style-name="T9">Lambda function can take any number of arguments.</text:span></text:span></text:p>
                </text:list-item>
                <text:list-item>
                  <text:p text:style-name="P50"><text:span text:style-name="Source_20_Text"><text:span text:style-name="T9">Lambda function returns only one value as an expression.</text:span></text:span></text:p>
                </text:list-item>
                <text:list-item>
                  <text:p text:style-name="P50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51"><text:span text:style-name="Source_20_Text"><text:span text:style-name="T10">Modules</text:span></text:span></text:p>
          <text:list>
            <text:list-item>
              <text:list>
                <text:list-item>
                  <text:p text:style-name="P52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51"><text:soft-page-break/><text:span text:style-name="Source_20_Text"><text:span text:style-name="T10">import sys</text:span></text:span></text:p>
            </text:list-item>
            <text:list-item>
              <text:p text:style-name="P51"><text:span text:style-name="Source_20_Text"><text:span text:style-name="T10">sys.path</text:span></text:span></text:p>
            </text:list-item>
            <text:list-item>
              <text:p text:style-name="P51"><text:span text:style-name="Source_20_Text"><text:span text:style-name="T10">sys.argv: command line argumnets</text:span></text:span></text:p>
            </text:list-item>
          </text:list>
        </text:list-item>
      </text:list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18"><text:span text:style-name="Source_20_Text"><text:span text:style-name="T20"/></text:span></text:p>
      <text:p text:style-name="P19"><text:span text:style-name="Source_20_Text"><text:span text:style-name="T24">Strings:</text:span></text:span></text:p>
      <text:list xml:id="list1251496663" text:style-name="L17">
        <text:list-item>
          <text:p text:style-name="P20"><text:span text:style-name="Source_20_Text"><text:span text:style-name="T24">Python Strings are immutable that means once created they cannot be changed.</text:span></text:span></text:p>
        </text:list-item>
        <text:list-item>
          <text:p text:style-name="P20"><text:span text:style-name="Source_20_Text"><text:span text:style-name="T24">A string Formating Operator (%)</text:span></text:span></text:p>
          <text:p text:style-name="P20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6">Funtction</text:p>
            <text:p text:style-name="P56"/>
          </table:table-cell>
          <table:table-cell table:style-name="Table2.B1" office:value-type="string">
            <text:p text:style-name="P56">Usage</text:p>
            <text:p text:style-name="P56"/>
          </table:table-cell>
        </table:table-row>
        <table:table-row>
          <table:table-cell table:style-name="Table2.A2" office:value-type="string">
            <text:p text:style-name="P56">capitalize()</text:p>
          </table:table-cell>
          <table:table-cell table:style-name="Table2.B2" office:value-type="string">
            <text:p text:style-name="P56"/>
            <text:p text:style-name="P56">Used to capitalize first letter of a string</text:p>
            <text:p text:style-name="P56"/>
          </table:table-cell>
        </table:table-row>
        <table:table-row>
          <table:table-cell table:style-name="Table2.A2" office:value-type="string">
            <text:p text:style-name="P56">center(width,fillchar)</text:p>
          </table:table-cell>
          <table:table-cell table:style-name="Table2.B2" office:value-type="string">
            <text:p text:style-name="P56"/>
            <text:p text:style-name="P56">Returns a string with the original string centeredto a total width columns and filled with fillchar in cloumns that not have characters.</text:p>
            <text:p text:style-name="P56"/>
          </table:table-cell>
        </table:table-row>
        <table:table-row>
          <table:table-cell table:style-name="Table2.A2" office:value-type="string">
            <text:p text:style-name="P57">count(str,beg,end)</text:p>
          </table:table-cell>
          <table:table-cell table:style-name="Table2.B2" office:value-type="string">
            <text:p text:style-name="P57"/>
            <text:p text:style-name="P57">Counts number of times str occur in a string,you can specify the beginning and ending values.</text:p>
            <text:p text:style-name="P57"/>
          </table:table-cell>
        </table:table-row>
        <table:table-row>
          <table:table-cell table:style-name="Table2.A2" office:value-type="string">
            <text:p text:style-name="P57">endswith(suffux,beg,end)</text:p>
          </table:table-cell>
          <table:table-cell table:style-name="Table2.B2" office:value-type="string">
            <text:p text:style-name="P57"/>
            <text:p text:style-name="P57">Check if the string ends with suffix if yes return True else False</text:p>
            <text:p text:style-name="P57"/>
          </table:table-cell>
        </table:table-row>
        <text:soft-page-break/>
        <table:table-row>
          <table:table-cell table:style-name="Table2.A2" office:value-type="string">
            <text:p text:style-name="P57">startswith(suffix,beg,end)</text:p>
          </table:table-cell>
          <table:table-cell table:style-name="Table2.B2" office:value-type="string">
            <text:p text:style-name="P57"/>
            <text:p text:style-name="P57">Check if string start with suffix if yes return True else False</text:p>
            <text:p text:style-name="P57"/>
          </table:table-cell>
        </table:table-row>
        <table:table-row>
          <table:table-cell table:style-name="Table2.A2" office:value-type="string">
            <text:p text:style-name="P57"/>
            <text:p text:style-name="P57">find(str,beg,end)</text:p>
          </table:table-cell>
          <table:table-cell table:style-name="Table2.B2" office:value-type="string">
            <text:p text:style-name="P58"/>
            <text:p text:style-name="P58">If str present in the string return a position at which str present else return </text:p>
            <text:p text:style-name="P58">-1.</text:p>
            <text:p text:style-name="P58"/>
          </table:table-cell>
        </table:table-row>
        <table:table-row>
          <table:table-cell table:style-name="Table2.A2" office:value-type="string">
            <text:p text:style-name="P57">rfind(str,beg,end)</text:p>
          </table:table-cell>
          <table:table-cell table:style-name="Table2.B2" office:value-type="string">
            <text:p text:style-name="P57"/>
            <text:p text:style-name="P57">Same as find but starts searching from the end.</text:p>
            <text:p text:style-name="P57"/>
          </table:table-cell>
        </table:table-row>
        <table:table-row>
          <table:table-cell table:style-name="Table2.A2" office:value-type="string">
            <text:p text:style-name="P57">rindex(str,beg,end)</text:p>
          </table:table-cell>
          <table:table-cell table:style-name="Table2.B2" office:value-type="string">
            <text:p text:style-name="P57"/>
            <text:p text:style-name="P57">Start Searching from right raise an exception if str not found</text:p>
            <text:p text:style-name="P57"/>
          </table:table-cell>
        </table:table-row>
        <table:table-row>
          <table:table-cell table:style-name="Table2.A2" office:value-type="string">
            <text:p text:style-name="P59">len(string)</text:p>
          </table:table-cell>
          <table:table-cell table:style-name="Table2.B2" office:value-type="string">
            <text:p text:style-name="P59"/>
            <text:p text:style-name="P59">Returns length of String.</text:p>
            <text:p text:style-name="P59"/>
          </table:table-cell>
        </table:table-row>
        <table:table-row>
          <table:table-cell table:style-name="Table2.A2" office:value-type="string">
            <text:p text:style-name="P59">lower()</text:p>
          </table:table-cell>
          <table:table-cell table:style-name="Table2.B2" office:value-type="string">
            <text:p text:style-name="P59"/>
            <text:p text:style-name="P59">Converts all characters in the string into lower</text:p>
            <text:p text:style-name="P59"/>
          </table:table-cell>
        </table:table-row>
        <table:table-row>
          <table:table-cell table:style-name="Table2.A2" office:value-type="string">
            <text:p text:style-name="P59">Upper()</text:p>
          </table:table-cell>
          <table:table-cell table:style-name="Table2.B2" office:value-type="string">
            <text:p text:style-name="P59"/>
            <text:p text:style-name="P59">Con<text:span text:style-name="T26">v</text:span>erts all characters in the string into upper</text:p>
            <text:p text:style-name="P59"/>
          </table:table-cell>
        </table:table-row>
        <table:table-row>
          <table:table-cell table:style-name="Table2.A2" office:value-type="string">
            <text:p text:style-name="P59">lstrip()</text:p>
          </table:table-cell>
          <table:table-cell table:style-name="Table2.B2" office:value-type="string">
            <text:p text:style-name="P59"/>
            <text:p text:style-name="P59">Removes leading whitespaces</text:p>
            <text:p text:style-name="P59"/>
          </table:table-cell>
        </table:table-row>
        <table:table-row>
          <table:table-cell table:style-name="Table2.A2" office:value-type="string">
            <text:p text:style-name="P59">rstrip()</text:p>
          </table:table-cell>
          <table:table-cell table:style-name="Table2.B2" office:value-type="string">
            <text:p text:style-name="P59">Removes trailing whitespaces</text:p>
            <text:p text:style-name="P59"/>
          </table:table-cell>
        </table:table-row>
        <text:soft-page-break/>
        <table:table-row>
          <table:table-cell table:style-name="Table2.A2" office:value-type="string">
            <text:p text:style-name="P59">strip()</text:p>
          </table:table-cell>
          <table:table-cell table:style-name="Table2.B2" office:value-type="string">
            <text:p text:style-name="P59"/>
            <text:p text:style-name="P59">Removes leadind and trailing white spaces</text:p>
          </table:table-cell>
        </table:table-row>
        <table:table-row>
          <table:table-cell table:style-name="Table2.A2" office:value-type="string">
            <text:p text:style-name="P59">max(str)</text:p>
          </table:table-cell>
          <table:table-cell table:style-name="Table2.B2" office:value-type="string">
            <text:p text:style-name="P59"/>
            <text:p text:style-name="P59">Returns the highest alphabetical character from the string str</text:p>
            <text:p text:style-name="P59"/>
          </table:table-cell>
        </table:table-row>
        <table:table-row>
          <table:table-cell table:style-name="Table2.A2" office:value-type="string">
            <text:p text:style-name="P59">min(str)</text:p>
          </table:table-cell>
          <table:table-cell table:style-name="Table2.B2" office:value-type="string">
            <text:p text:style-name="P59"/>
            <text:p text:style-name="P59">Returns the lowset alphabetical character from the string str</text:p>
            <text:p text:style-name="P59"/>
          </table:table-cell>
        </table:table-row>
        <table:table-row>
          <table:table-cell table:style-name="Table2.A2" office:value-type="string">
            <text:p text:style-name="P59">title()</text:p>
          </table:table-cell>
          <table:table-cell table:style-name="Table2.B2" office:value-type="string">
            <text:p text:style-name="P59"/>
            <text:p text:style-name="P59">Returns string in title case</text:p>
            <text:p text:style-name="P59"/>
          </table:table-cell>
        </table:table-row>
        <table:table-row>
          <table:table-cell table:style-name="Table2.A2" office:value-type="string">
            <text:p text:style-name="P59">swapcase()</text:p>
          </table:table-cell>
          <table:table-cell table:style-name="Table2.B2" office:value-type="string">
            <text:p text:style-name="P59"/>
            <text:p text:style-name="P59">Toggles the case of every character</text:p>
            <text:p text:style-name="P59"/>
          </table:table-cell>
        </table:table-row>
        <table:table-row>
          <table:table-cell table:style-name="Table2.A2" office:value-type="string">
            <text:p text:style-name="P60">split(delim)</text:p>
          </table:table-cell>
          <table:table-cell table:style-name="Table2.B2" office:value-type="string">
            <text:p text:style-name="P60"/>
            <text:p text:style-name="P60">Returns a list of substrings separated by the specified delimiter</text:p>
            <text:p text:style-name="P60"/>
          </table:table-cell>
        </table:table-row>
        <table:table-row>
          <table:table-cell table:style-name="Table2.A21" office:value-type="string">
            <text:p text:style-name="P61"/>
            <text:p text:style-name="P61"/>
            <text:p text:style-name="P61">join(list)</text:p>
          </table:table-cell>
          <table:table-cell table:style-name="Table2.B21" office:value-type="string">
            <text:p text:style-name="P61"/>
            <text:p text:style-name="P61">The function joins a list of string using delimiter with which the function is invoked</text:p>
            <text:p text:style-name="P61"/>
          </table:table-cell>
        </table:table-row>
      </table:table>
      <text:list xml:id="list112935066434960" text:continue-numbering="true" text:style-name="L17">
        <text:list-header>
          <text:p text:style-name="P20"><text:span text:style-name="Source_20_Text"><text:span text:style-name="T24"/></text:span></text:p>
        </text:list-header>
      </text:list>
      <text:p text:style-name="P5"><text:span text:style-name="Source_20_Text"><text:span text:style-name="T16"/></text:span></text:p>
      <text:p text:style-name="P53">The String Module:</text:p>
      <text:list xml:id="list91562349" text:style-name="L18">
        <text:list-item>
          <text:p text:style-name="P54">String Constants</text:p>
        </text:list-item>
      </text:list>
      <text:list xml:id="list2862404651" text:style-name="L19">
        <text:list-item>
          <text:p text:style-name="P55">string.ascii_letters</text:p>
        </text:list-item>
        <text:list-item>
          <text:p text:style-name="P55">string.ascii_lowercase</text:p>
        </text:list-item>
        <text:list-item>
          <text:p text:style-name="P55">string.ascii_uppercase</text:p>
        </text:list-item>
        <text:list-item>
          <text:p text:style-name="P55">string.digits</text:p>
        </text:list-item>
        <text:list-item>
          <text:p text:style-name="P55">string.hexdigits</text:p>
        </text:list-item>
        <text:list-item>
          <text:p text:style-name="P55"><text:soft-page-break/>string.lowercase</text:p>
        </text:list-item>
        <text:list-item>
          <text:p text:style-name="P55">string.octdigits</text:p>
        </text:list-item>
        <text:list-item>
          <text:p text:style-name="P55">string.punctuation</text:p>
        </text:list-item>
        <text:list-item>
          <text:p text:style-name="P55">string.printable</text:p>
        </text:list-item>
        <text:list-item>
          <text:p text:style-name="P55">string.uppercase</text:p>
        </text:list-item>
        <text:list-item>
          <text:p text:style-name="P55">string.whitespa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13T11:29:31.092441709</dc:date>
    <meta:editing-duration>PT31M20S</meta:editing-duration>
    <meta:editing-cycles>14</meta:editing-cycles>
    <meta:generator>LibreOffice/6.4.6.2$Linux_X86_64 LibreOffice_project/40$Build-2</meta:generator>
    <meta:document-statistic meta:table-count="2" meta:image-count="0" meta:object-count="0" meta:page-count="10" meta:paragraph-count="218" meta:word-count="1144" meta:character-count="6868" meta:non-whitespace-character-count="6043"/>
  </office:meta>
</office:document-meta>
</file>